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ext_20_body">
      <style:text-properties style:font-name="Calibri1" fo:font-size="10pt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style:font-name="Calibri1" fo:font-size="10pt" officeooo:paragraph-rsid="00462f34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7" style:family="paragraph" style:parent-style-name="Text_20_body">
      <style:paragraph-properties fo:text-align="start" style:justify-single-word="false"/>
      <style:text-properties style:font-name="Calibri1" fo:font-size="10pt" officeooo:paragraph-rsid="00249bfd" style:font-size-asian="10pt" style:font-size-complex="10pt"/>
    </style:style>
    <style:style style:name="P8" style:family="paragraph" style:parent-style-name="Text_20_body">
      <style:text-properties style:font-name="Calibri1" fo:font-size="10pt" officeooo:paragraph-rsid="00462f34" style:font-size-asian="10pt" style:font-size-complex="10pt"/>
    </style:style>
    <style:style style:name="P9" style:family="paragraph" style:parent-style-name="Text_20_body">
      <style:paragraph-properties fo:text-align="start" style:justify-single-word="false"/>
      <style:text-properties style:font-name="Calibri1" fo:font-size="10pt" officeooo:rsid="0048be75" officeooo:paragraph-rsid="0048be75" style:font-size-asian="10pt" style:font-size-complex="10pt"/>
    </style:style>
    <style:style style:name="P10" style:family="paragraph" style:parent-style-name="Text_20_body">
      <style:paragraph-properties fo:text-align="start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11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1" fo:font-size="10pt" style:font-size-asian="10pt" style:font-size-complex="10pt"/>
    </style:style>
    <style:style style:name="P12" style:family="paragraph" style:parent-style-name="Text_20_body" style:list-style-name="L1">
      <style:text-properties style:font-name="Calibri1" fo:font-size="10pt" officeooo:rsid="00462f34" officeooo:paragraph-rsid="00462f34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9bf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8be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letterdate"/>
        <text:variable-decl office:value-type="string" text:name="seq"/>
        <text:variable-decl office:value-type="string" text:name="signatory"/>
        <text:variable-decl office:value-type="string" text:name="subject"/>
        <text:variable-decl office:value-type="string" text:name="incidence"/>
        <text:variable-decl office:value-type="string" text:name="submitto"/>
        <text:variable-decl office:value-type="string" text:name="submission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docs-internal-guid-199e2b3a-7fff-1399-28f1-465b70f8d33a"/><text:span text:style-name="T2">Date</text:span>: <text:variable-set text:name="letterdate" office:value-type="string">letterdate</text:variable-set></text:p>
      <text:p text:style-name="P3"><text:span text:style-name="T2">Reference</text:span>: SECL/OP/HR/<text:span text:style-name="T5">SC</text:span>/<text:variable-set text:name="seq" office:value-type="string">seq</text:variable-set></text:p>
      <text:p text:style-name="P10"><text:variable-set text:name="name" office:value-type="string">name</text:variable-set></text:p>
      <text:p text:style-name="P4"/>
      <text:p text:style-name="P4">Subject<text:tab/><text:tab/>: <text:variable-set text:name="subject" office:value-type="string">subject</text:variable-set></text:p>
      <text:p text:style-name="P4"/>
      <text:p text:style-name="P4">Dear <text:span text:style-name="T4"><text:variable-set text:name="salutation" office:value-type="string">salutation</text:variable-set></text:span><text:span text:style-name="T2"><text:s/></text:span><text:span text:style-name="T4"><text:variable-set text:name="name" office:value-type="string">name</text:variable-set></text:span></text:p>
      <text:p text:style-name="P4"/>
      <text:p text:style-name="P6"><text:variable-set text:name="incidence" office:value-type="string">incidence</text:variable-set></text:p>
      <text:p text:style-name="P6"/>
      <text:p text:style-name="P9">Given this situation, the management of Spectrum Engineering Consortium Ltd. would like to hear from you in writing explaining your side of the story behind this incidence so that a fair and objective way forward can be discussed and found for resolution. You are instructed to submit a written explanation to <text:span text:style-name="T2"><text:variable-set text:name="submitto" office:value-type="string">submitto</text:variable-set></text:span><text:s/>by no later than <text:span text:style-name="T2"><text:variable-set text:name="submissiondate" office:value-type="string">submissiondate</text:variable-set></text:span>.</text:p>
      <text:p text:style-name="P7"/>
      <text:p text:style-name="P7">For Spectrum Engineering Consortium Ltd.</text:p>
      <text:p text:style-name="P7"/>
      <text:p text:style-name="P7"/>
      <text:p text:style-name="P7"/>
      <text:p text:style-name="P7"/>
      <text:p text:style-name="P5">-----------------------------------------------------</text:p>
      <text:p text:style-name="P5"><text:variable-set text:name="signatory" office:value-type="string">signatory</text:variable-set></text:p>
      <text:p text:style-name="P8"/>
      <text:p text:style-name="P8"/>
      <text:p text:style-name="P8">Copy:</text:p>
      <text:list xml:id="list4080411672" text:style-name="L1">
        <text:list-item>
          <text:p text:style-name="P12">Office Copy</text:p>
        </text:list-item>
        <text:list-item>
          <text:p text:style-name="P12">Personal Fil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01-11T14:36:37.126000000</dc:date>
    <meta:editing-duration>PT5H26M46S</meta:editing-duration>
    <meta:editing-cycles>37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15" meta:word-count="89" meta:character-count="625" meta:non-whitespace-character-count="550"/>
  </office:meta>
</office:document-meta>
</file>